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14.38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1.801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1.958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6.324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614cm" fo:break-before="auto" style:use-optimal-row-height="false"/>
    </style:style>
    <style:style style:name="ro10" style:family="table-row">
      <style:table-row-properties style:row-height="1.693cm" fo:break-before="auto" style:use-optimal-row-height="false"/>
    </style:style>
    <style:style style:name="ro11" style:family="table-row">
      <style:table-row-properties style:row-height="5.794cm" fo:break-before="auto" style:use-optimal-row-height="false"/>
    </style:style>
    <style:style style:name="ro12" style:family="table-row">
      <style:table-row-properties style:row-height="3.916cm" fo:break-before="auto" style:use-optimal-row-height="false"/>
    </style:style>
    <style:style style:name="ro13" style:family="table-row">
      <style:table-row-properties style:row-height="2.408cm" fo:break-before="auto" style:use-optimal-row-height="false"/>
    </style:style>
    <style:style style:name="ro14" style:family="table-row">
      <style:table-row-properties style:row-height="3.307cm" fo:break-before="auto" style:use-optimal-row-height="false"/>
    </style:style>
    <style:style style:name="ro15" style:family="table-row">
      <style:table-row-properties style:row-height="1.773cm" fo:break-before="auto" style:use-optimal-row-height="false"/>
    </style:style>
    <style:style style:name="ro16" style:family="table-row">
      <style:table-row-properties style:row-height="3.201cm" fo:break-before="auto" style:use-optimal-row-height="false"/>
    </style:style>
    <style:style style:name="ro17" style:family="table-row">
      <style:table-row-properties style:row-height="1.931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3.995cm" fo:break-before="auto" style:use-optimal-row-height="false"/>
    </style:style>
    <style:style style:name="ro20" style:family="table-row">
      <style:table-row-properties style:row-height="2.91cm" fo:break-before="auto" style:use-optimal-row-height="false"/>
    </style:style>
    <style:style style:name="ro21" style:family="table-row">
      <style:table-row-properties style:row-height="2.672cm" fo:break-before="auto" style:use-optimal-row-height="false"/>
    </style:style>
    <style:style style:name="ro22" style:family="table-row">
      <style:table-row-properties style:row-height="1.667cm" fo:break-before="auto" style:use-optimal-row-height="false"/>
    </style:style>
    <style:style style:name="ro23" style:family="table-row">
      <style:table-row-properties style:row-height="1.588cm" fo:break-before="auto" style:use-optimal-row-height="false"/>
    </style:style>
    <style:style style:name="ro24" style:family="table-row">
      <style:table-row-properties style:row-height="4.392cm" fo:break-before="auto" style:use-optimal-row-height="false"/>
    </style:style>
    <style:style style:name="ro25" style:family="table-row">
      <style:table-row-properties style:row-height="3.069cm" fo:break-before="auto" style:use-optimal-row-height="false"/>
    </style:style>
    <style:style style:name="ro26" style:family="table-row">
      <style:table-row-properties style:row-height="2.275cm" fo:break-before="auto" style:use-optimal-row-height="false"/>
    </style:style>
    <style:style style:name="ro27" style:family="table-row">
      <style:table-row-properties style:row-height="2.263cm" fo:break-before="auto" style:use-optimal-row-height="true"/>
    </style:style>
    <style:style style:name="ro28" style:family="table-row">
      <style:table-row-properties style:row-height="3.122cm" fo:break-before="auto" style:use-optimal-row-height="false"/>
    </style:style>
    <style:style style:name="ro29" style:family="table-row">
      <style:table-row-properties style:row-height="2.434cm" fo:break-before="auto" style:use-optimal-row-height="false"/>
    </style:style>
    <style:style style:name="ro30" style:family="table-row">
      <style:table-row-properties style:row-height="4.339cm" fo:break-before="auto" style:use-optimal-row-height="false"/>
    </style:style>
    <style:style style:name="ro31" style:family="table-row">
      <style:table-row-properties style:row-height="3.678cm" fo:break-before="auto" style:use-optimal-row-height="false"/>
    </style:style>
    <style:style style:name="ro32" style:family="table-row">
      <style:table-row-properties style:row-height="2.487cm" fo:break-before="auto" style:use-optimal-row-height="false"/>
    </style:style>
    <style:style style:name="ro33" style:family="table-row">
      <style:table-row-properties style:row-height="1.826cm" fo:break-before="auto" style:use-optimal-row-height="false"/>
    </style:style>
    <style:style style:name="ro34" style:family="table-row">
      <style:table-row-properties style:row-height="1.64cm" fo:break-before="auto" style:use-optimal-row-height="false"/>
    </style:style>
    <style:style style:name="ro35" style:family="table-row">
      <style:table-row-properties style:row-height="1.711cm" fo:break-before="auto" style:use-optimal-row-height="true"/>
    </style:style>
    <style:style style:name="ro36" style:family="table-row">
      <style:table-row-properties style:row-height="2.646cm" fo:break-before="auto" style:use-optimal-row-height="false"/>
    </style:style>
    <style:style style:name="ro37" style:family="table-row">
      <style:table-row-properties style:row-height="2.461cm" fo:break-before="auto" style:use-optimal-row-height="false"/>
    </style:style>
    <style:style style:name="ro38" style:family="table-row">
      <style:table-row-properties style:row-height="1.984cm" fo:break-before="auto" style:use-optimal-row-height="false"/>
    </style:style>
    <style:style style:name="ro39" style:family="table-row">
      <style:table-row-properties style:row-height="4.26cm" fo:break-before="auto" style:use-optimal-row-height="false"/>
    </style:style>
    <style:style style:name="ro40" style:family="table-row">
      <style:table-row-properties style:row-height="3.651cm" fo:break-before="auto" style:use-optimal-row-height="false"/>
    </style:style>
    <style:style style:name="ro41" style:family="table-row">
      <style:table-row-properties style:row-height="5.027cm" fo:break-before="auto" style:use-optimal-row-height="false"/>
    </style:style>
    <style:style style:name="ro42" style:family="table-row">
      <style:table-row-properties style:row-height="5.662cm" fo:break-before="auto" style:use-optimal-row-height="false"/>
    </style:style>
    <style:style style:name="ro43" style:family="table-row">
      <style:table-row-properties style:row-height="2.725cm" fo:break-before="auto" style:use-optimal-row-height="false"/>
    </style:style>
    <style:style style:name="ro44" style:family="table-row">
      <style:table-row-properties style:row-height="3.016cm" fo:break-before="auto" style:use-optimal-row-height="false"/>
    </style:style>
    <style:style style:name="ro45" style:family="table-row">
      <style:table-row-properties style:row-height="4.498cm" fo:break-before="auto" style:use-optimal-row-height="false"/>
    </style:style>
    <style:style style:name="ro46" style:family="table-row">
      <style:table-row-properties style:row-height="5.424cm" fo:break-before="auto" style:use-optimal-row-height="false"/>
    </style:style>
    <style:style style:name="ro47" style:family="table-row">
      <style:table-row-properties style:row-height="2.302cm" fo:break-before="auto" style:use-optimal-row-height="false"/>
    </style:style>
    <style:style style:name="ro48" style:family="table-row">
      <style:table-row-properties style:row-height="2.884cm" fo:break-before="auto" style:use-optimal-row-height="false"/>
    </style:style>
    <style:style style:name="ro49" style:family="table-row">
      <style:table-row-properties style:row-height="1.879cm" fo:break-before="auto" style:use-optimal-row-height="false"/>
    </style:style>
    <style:style style:name="ro50" style:family="table-row">
      <style:table-row-properties style:row-height="1.376cm" fo:break-before="auto" style:use-optimal-row-height="false"/>
    </style:style>
    <style:style style:name="ro51" style:family="table-row">
      <style:table-row-properties style:row-height="1.561cm" fo:break-before="auto" style:use-optimal-row-height="false"/>
    </style:style>
    <style:style style:name="ro52" style:family="table-row">
      <style:table-row-properties style:row-height="4.948cm" fo:break-before="auto" style:use-optimal-row-height="false"/>
    </style:style>
    <style:style style:name="ro53" style:family="table-row">
      <style:table-row-properties style:row-height="0.953cm" fo:break-before="auto" style:use-optimal-row-height="false"/>
    </style:style>
    <style:style style:name="ro54" style:family="table-row">
      <style:table-row-properties style:row-height="0.9cm" fo:break-before="auto" style:use-optimal-row-height="false"/>
    </style:style>
    <style:style style:name="ro55" style:family="table-row">
      <style:table-row-properties style:row-height="3.44cm" fo:break-before="auto" style:use-optimal-row-height="false"/>
    </style:style>
    <style:style style:name="ro56" style:family="table-row">
      <style:table-row-properties style:row-height="0.847cm" fo:break-before="auto" style:use-optimal-row-height="false"/>
    </style:style>
    <style:style style:name="ro57" style:family="table-row">
      <style:table-row-properties style:row-height="0.496cm" fo:break-before="auto" style:use-optimal-row-height="true"/>
    </style:style>
    <style:style style:name="ta1" style:family="table" style:master-page-name="PageStyle_5f_ИТОГ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3" number:language="ru" number:country="RU">
      <number:number number:decimal-places="0" number:min-integer-digits="1" number:grouping="true"/>
    </number:number-style>
    <number:date-style style:name="N8033" number:language="ru" number:country="RU" number:automatic-order="true">
      <number:day number:style="long"/>
      <number:text>.</number:text>
      <number:month number:textual="true"/>
    </number:date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ru" number:country="RU">
      <number:text-content/>
    </number:text-style>
    <style:style style:name="ce1" style:family="table-cell" style:parent-style-name="Обычный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Обычный_20_2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" style:family="table-cell" style:parent-style-name="Обычный_20_2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Обычный_20_2" style:data-style-name="N810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Обычный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Обычный_20_2" style:data-style-name="N8100">
      <style:table-cell-properties fo:background-color="#e46c0a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Обычный_20_2" style:data-style-name="N8000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" style:family="table-cell" style:parent-style-name="Обычный_20_2" style:data-style-name="N803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Обычный_20_2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Обычный_20_2" style:data-style-name="N8100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Обычный_20_2" style:data-style-name="N803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" style:family="table-cell" style:parent-style-name="Обычный_20_2" style:data-style-name="N8100">
      <style:table-cell-properties fo:background-color="#e46c0a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Excel_20_Built-in_20_Normal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6" style:family="table-cell" style:parent-style-name="Обычный_20_2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" style:family="table-cell" style:parent-style-name="Обычный_20_2" style:data-style-name="N8000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Обычный_20_2" style:data-style-name="N10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Excel_20_Built-in_20_Normal" style:data-style-name="N10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0" style:family="table-cell" style:parent-style-name="Excel_20_Built-in_20_Normal" style:data-style-name="N8000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1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Excel_20_Built-in_20_Normal" style:data-style-name="N8100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Excel_20_Built-in_20_Normal" style:data-style-name="N108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5" style:family="table-cell" style:parent-style-name="Обычный_20_2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6" style:family="table-cell" style:parent-style-name="Обычный_20_2" style:data-style-name="N8000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7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8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9" style:family="table-cell" style:parent-style-name="Обычный_20_2">
      <style:table-cell-properties style:cell-protect="protected" style:print-content="true"/>
    </style:style>
    <style:style style:name="ce30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Обычный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Обычный_20_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3" style:family="table-cell" style:parent-style-name="Обычный_20_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4" style:family="table-cell" style:parent-style-name="Обычный_20_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5" style:family="table-cell" style:parent-style-name="Обычный_20_2" style:data-style-name="N81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Обычный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Обычный_20_2">
      <style:table-cell-properties fo:background-color="#e46c0a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Обычный_20_2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0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1" style:family="table-cell" style:parent-style-name="Обычный_20_2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2" style:family="table-cell" style:parent-style-name="Обычный_20_2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3" style:family="table-cell" style:parent-style-name="Обычный_20_2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Excel_20_Built-in_20_Normal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7" style:family="table-cell" style:parent-style-name="Обычный_20_2" style:data-style-name="N108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8" style:family="table-cell" style:parent-style-name="Обычный_20_2" style:data-style-name="N108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Excel_20_Built-in_20_Normal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1" style:family="table-cell" style:parent-style-name="Обычный_20_2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Excel_20_Built-in_20_Normal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3" style:family="table-cell" style:parent-style-name="Обычный_20_2" style:data-style-name="N8003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4" style:family="table-cell" style:parent-style-name="Обычный_20_2" style:data-style-name="N8003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5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6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Обычный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Обычный_20_2" style:data-style-name="N8001">
      <style:table-cell-properties fo:background-color="#e46c0a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Обычный_20_2" style:data-style-name="N8001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Обычный_20_2" style:data-style-name="N8001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Обычный_20_2" style:data-style-name="N8001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Обычный_20_2" style:data-style-name="N8000">
      <style:table-cell-properties style:cell-protect="protected" style:print-content="tru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Обычный_20_2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Финансовый_20_2" style:data-style-name="N106">
      <style:table-cell-properties fo:background-color="#e46c0a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Финансовый_20_2" style:data-style-name="N106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Финансовый_20_2" style:data-style-name="N106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Обычный_20_2" style:data-style-name="N106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Обычный_20_2" style:data-style-name="N106">
      <style:table-cell-properties style:cell-protect="protected" style:print-content="true"/>
    </style:style>
    <style:style style:name="ce70" style:family="table-cell" style:parent-style-name="Обычный_20_2" style:data-style-name="N106">
      <style:table-cell-properties style:cell-protect="protected" style:print-content="tru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Обычный_20_2" style:data-style-name="N8001">
      <style:table-cell-properties fo:border-bottom="none" fo:background-color="#e46c0a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Обычный_20_2" style:data-style-name="N8001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Обычный_20_2" style:data-style-name="N8001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Обычный_20_2" style:data-style-name="N8001">
      <style:table-cell-properties fo:background-color="#e46c0a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Обычный_20_2" style:data-style-name="N8001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7" style:family="table-cell" style:parent-style-name="Обычный_20_2" style:data-style-name="N106">
      <style:table-cell-properties fo:border-bottom="none" fo:background-color="#e46c0a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Обычный_20_2" style:data-style-name="N106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Обычный_20_2" style:data-style-name="N106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Обычный_20_2" style:data-style-name="N106">
      <style:table-cell-properties fo:background-color="#e46c0a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Обычный_20_2" style:data-style-name="N106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Обычный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3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4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5" style:family="table-cell" style:parent-style-name="Обычный_20_2">
      <style:table-cell-properties style:cell-protect="none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6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7" style:family="table-cell" style:parent-style-name="Обычный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8" style:family="table-cell" style:parent-style-name="Обычный_20_2" style:data-style-name="N800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9" style:family="table-cell" style:parent-style-name="Обычный_20_2" style:data-style-name="N8001">
      <style:table-cell-properties fo:background-color="#dce6f2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6" style:base-cell-address="ИТОГ.A1"/>
    </style:style>
    <style:style style:name="ce90" style:family="table-cell" style:parent-style-name="Обычный_20_2" style:data-style-name="N8001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6" style:base-cell-address="ИТОГ.A1"/>
    </style:style>
    <style:style style:name="ce91" style:family="table-cell" style:parent-style-name="Обычный_20_2">
      <style:table-cell-properties fo:background-color="#e46c0a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Обычный_20_2" style:data-style-name="N8001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Обычный_20_2" style:data-style-name="N8001">
      <style:table-cell-properties fo:background-color="#92d05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2" style:base-cell-address="ИТОГ.A1"/>
    </style:style>
    <style:style style:name="ce94" style:family="table-cell" style:parent-style-name="Обычный_20_2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Обычный_20_2" style:data-style-name="N8001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4" style:base-cell-address="ИТОГ.A1"/>
    </style:style>
    <style:style style:name="ce96" style:family="table-cell" style:parent-style-name="Обычный_20_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7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8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99" style:family="table-cell" style:parent-style-name="Обычный_20_2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00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1" style:family="table-cell" style:parent-style-name="Обычный_20_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2" style:family="table-cell" style:parent-style-name="Обычный_20_2" style:data-style-name="N106">
      <style:table-cell-properties fo:background-color="#dce6f2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6" style:base-cell-address="ИТОГ.A1"/>
    </style:style>
    <style:style style:name="ce103" style:family="table-cell" style:parent-style-name="Обычный_20_2" style:data-style-name="N106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6" style:base-cell-address="ИТОГ.A1"/>
    </style:style>
    <style:style style:name="ce104" style:family="table-cell" style:parent-style-name="Обычный_20_2" style:data-style-name="N106">
      <style:table-cell-properties fo:background-color="#e46c0a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Обычный_20_2" style:data-style-name="N106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Обычный_20_2" style:data-style-name="N106">
      <style:table-cell-properties fo:background-color="#92d05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2" style:base-cell-address="ИТОГ.A1"/>
    </style:style>
    <style:style style:name="ce107" style:family="table-cell" style:parent-style-name="Обычный_20_2" style:data-style-name="N106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4" style:base-cell-address="ИТОГ.A1"/>
    </style:style>
    <style:style style:name="ce108" style:family="table-cell" style:parent-style-name="Обычный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9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0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1" style:family="table-cell" style:parent-style-name="Обычный_20_2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Обычный_20_2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3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4" style:family="table-cell" style:parent-style-name="Обычный_20_2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Обычный_20_2" style:data-style-name="N8001">
      <style:table-cell-properties fo:background-color="#dce6f2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5" style:base-cell-address="ИТОГ.A1"/>
    </style:style>
    <style:style style:name="ce116" style:family="table-cell" style:parent-style-name="Обычный_20_2" style:data-style-name="N8001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5" style:base-cell-address="ИТОГ.A1"/>
    </style:style>
    <style:style style:name="ce117" style:family="table-cell" style:parent-style-name="Обычный_20_2" style:data-style-name="N8001">
      <style:table-cell-properties fo:background-color="#92d05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1" style:base-cell-address="ИТОГ.A1"/>
    </style:style>
    <style:style style:name="ce118" style:family="table-cell" style:parent-style-name="Обычный_20_2" style:data-style-name="N8001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3" style:base-cell-address="ИТОГ.A1"/>
    </style:style>
    <style:style style:name="ce119" style:family="table-cell" style:parent-style-name="Обычный_20_2" style:data-style-name="N106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Обычный_20_2" style:data-style-name="N106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1" style:family="table-cell" style:parent-style-name="Обычный_20_2" style:data-style-name="N106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2" style:family="table-cell" style:parent-style-name="Обычный_20_2" style:data-style-name="N106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3" style:family="table-cell" style:parent-style-name="Обычный_20_2" style:data-style-name="N106">
      <style:table-cell-properties fo:background-color="#dce6f2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5" style:base-cell-address="ИТОГ.A1"/>
    </style:style>
    <style:style style:name="ce124" style:family="table-cell" style:parent-style-name="Обычный_20_2" style:data-style-name="N106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5" style:base-cell-address="ИТОГ.A1"/>
    </style:style>
    <style:style style:name="ce125" style:family="table-cell" style:parent-style-name="Обычный_20_2" style:data-style-name="N106">
      <style:table-cell-properties fo:background-color="#92d05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1" style:base-cell-address="ИТОГ.A1"/>
    </style:style>
    <style:style style:name="ce126" style:family="table-cell" style:parent-style-name="Обычный_20_2" style:data-style-name="N106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#REF!)" style:apply-style-name="ConditionalStyle_5f_3" style:base-cell-address="ИТОГ.A1"/>
    </style:style>
    <style:style style:name="ce127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8" style:family="table-cell" style:parent-style-name="Обычный_20_2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9" style:family="table-cell" style:parent-style-name="Обычный_20_2" style:data-style-name="N106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0" style:family="table-cell" style:parent-style-name="Обычный_20_2" style:data-style-name="N106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1" style:family="table-cell" style:parent-style-name="Обычный_20_2" style:data-style-name="N106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2" style:family="table-cell" style:parent-style-name="Обычный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3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4" style:family="table-cell" style:parent-style-name="Обычный_20_2" style:data-style-name="N106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5" style:family="table-cell" style:parent-style-name="Обычный_20_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6" style:family="table-cell" style:parent-style-name="Обычный_20_2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7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8" style:family="table-cell" style:parent-style-name="Обычный_20_2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9" style:family="table-cell" style:parent-style-name="Обычный_20_2" style:data-style-name="N106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0" style:family="table-cell" style:parent-style-name="Обычный_20_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1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2" style:family="table-cell" style:parent-style-name="Обычный_20_2" style:data-style-name="N106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3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4" style:family="table-cell" style:parent-style-name="Обычный_20_2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5" style:family="table-cell" style:parent-style-name="Обычный_20_2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6" style:family="table-cell" style:parent-style-name="Обычный_20_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7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8" style:family="table-cell" style:parent-style-name="Обычный_20_2" style:data-style-name="N8001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9" style:family="table-cell" style:parent-style-name="Обычный_20_2" style:data-style-name="N8001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50" style:family="table-cell" style:parent-style-name="Обычный_20_2" style:data-style-name="N8001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51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2" style:family="table-cell" style:parent-style-name="Обычный_20_2" style:data-style-name="N8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3" style:family="table-cell" style:parent-style-name="Обычный_20_2" style:data-style-name="N10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4" style:family="table-cell" style:parent-style-name="Обычный_20_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5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6" style:family="table-cell" style:parent-style-name="Обычный_20_2">
      <style:table-cell-properties fo:background-color="#ffffff" style:cell-protect="protected" style:print-content="true"/>
    </style:style>
    <style:style style:name="ce157" style:family="table-cell" style:parent-style-name="Обычный_20_2">
      <style:table-cell-properties fo:background-color="#ffffff" style:cell-protect="protected" style:print-content="tru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Обычный_20_2">
      <style:table-cell-properties style:cell-protect="protected" style:print-content="tru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Обычный_20_2">
      <style:table-cell-properties fo:background-color="#dce6f2" style:cell-protect="protected" style:print-content="tru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ИТОГ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69"/>
        <table:table-column table:style-name="co3" table:default-cell-style-name="ce29"/>
        <table:table-column table:style-name="co5" table:default-cell-style-name="ce69"/>
        <table:table-column table:style-name="co6" table:default-cell-style-name="ce29"/>
        <table:table-column table:style-name="co5" table:default-cell-style-name="ce69"/>
        <table:table-column table:style-name="co6" table:default-cell-style-name="ce29"/>
        <table:table-column table:style-name="co4" table:default-cell-style-name="ce69"/>
        <table:table-column table:style-name="co3" table:default-cell-style-name="ce29"/>
        <table:table-column table:style-name="co4" table:default-cell-style-name="ce69"/>
        <table:table-column table:style-name="co7" table:default-cell-style-name="ce29"/>
        <table:table-column table:style-name="co4" table:default-cell-style-name="ce69"/>
        <table:table-column table:style-name="co3" table:default-cell-style-name="ce29"/>
        <table:table-column table:style-name="co4" table:default-cell-style-name="ce69"/>
        <table:table-column table:style-name="co3" table:default-cell-style-name="ce29"/>
        <table:table-column table:style-name="co5" table:default-cell-style-name="ce69"/>
        <table:table-column table:style-name="co3" table:default-cell-style-name="ce29"/>
        <table:table-column table:style-name="co5" table:default-cell-style-name="ce69"/>
        <table:table-column table:style-name="co3" table:default-cell-style-name="ce29"/>
        <table:table-column table:style-name="co4" table:default-cell-style-name="ce69"/>
        <table:table-column table:style-name="co3" table:default-cell-style-name="ce29"/>
        <table:table-column table:style-name="co8" table:default-cell-style-name="ce69"/>
        <table:table-column table:style-name="co3" table:default-cell-style-name="ce29"/>
        <table:table-column table:style-name="co4" table:default-cell-style-name="ce69"/>
        <table:table-column table:style-name="co3" table:default-cell-style-name="ce29"/>
        <table:table-column table:style-name="co5" table:default-cell-style-name="ce69"/>
        <table:table-column table:style-name="co3" table:default-cell-style-name="ce29"/>
        <table:table-column table:style-name="co4" table:default-cell-style-name="ce69"/>
        <table:table-column table:style-name="co3" table:default-cell-style-name="ce29"/>
        <table:table-column table:style-name="co4" table:default-cell-style-name="ce69"/>
        <table:table-column table:style-name="co9" table:number-columns-repeated="992" table:default-cell-style-name="ce29"/>
        <table:table-row table:style-name="ro1">
          <table:table-cell table:style-name="ce1" office:value-type="string" table:number-columns-spanned="6" table:number-rows-spanned="1">
            <text:p>Формализованный документ 0901</text:p>
          </table:table-cell>
          <table:covered-table-cell table:number-columns-repeated="5" table:style-name="ce32"/>
          <table:table-cell table:style-name="ce82" office:value-type="string" table:number-columns-spanned="13" table:number-rows-spanned="1">
            <text:p>ОТЧЕТ</text:p>
          </table:table-cell>
          <table:covered-table-cell table:number-columns-repeated="12" table:style-name="ce96"/>
          <table:table-cell table:style-name="ce119"/>
          <table:table-cell table:style-name="ce96"/>
          <table:table-cell table:style-name="ce119"/>
          <table:table-cell table:style-name="ce96"/>
          <table:table-cell table:style-name="ce132" office:value-type="string" table:number-columns-spanned="4" table:number-rows-spanned="1">
            <text:p>Приложение 1</text:p>
          </table:table-cell>
          <table:covered-table-cell table:number-columns-repeated="3" table:style-name="ce135"/>
          <table:table-cell table:style-name="ce139"/>
          <table:table-cell table:style-name="ce96"/>
          <table:table-cell table:style-name="ce120"/>
          <table:table-cell table:style-name="ce148"/>
          <table:table-cell table:style-name="ce153"/>
          <table:table-cell table:number-columns-repeated="992"/>
        </table:table-row>
        <table:table-row table:style-name="ro2">
          <table:table-cell table:style-name="ce2" office:value-type="string" table:number-columns-spanned="6" table:number-rows-spanned="1">
            <text:p>Отделения ПФР и структурные подразделения Исполнительной дирекции ПФР </text:p>
          </table:table-cell>
          <table:covered-table-cell table:number-columns-repeated="5" table:style-name="ce33"/>
          <table:table-cell table:style-name="ce82" office:value-type="string" table:number-columns-spanned="13" table:number-rows-spanned="1">
            <text:p>об исках, предъявленных территориальными органами ПФР и ПФР</text:p>
          </table:table-cell>
          <table:covered-table-cell table:number-columns-repeated="12" table:style-name="ce96"/>
          <table:table-cell table:style-name="ce119"/>
          <table:table-cell table:style-name="ce96"/>
          <table:table-cell table:style-name="ce119"/>
          <table:table-cell table:style-name="ce98"/>
          <table:table-cell table:style-name="ce133" office:value-type="string" table:number-columns-spanned="4" table:number-rows-spanned="1">
            <text:p>УТВЕРЖДЕНА</text:p>
          </table:table-cell>
          <table:covered-table-cell table:number-columns-repeated="3" table:style-name="ce136"/>
          <table:table-cell table:style-name="ce129"/>
          <table:table-cell table:style-name="ce98"/>
          <table:table-cell table:style-name="ce120"/>
          <table:table-cell table:style-name="ce149"/>
          <table:table-cell table:style-name="ce153"/>
          <table:table-cell table:number-columns-repeated="992"/>
        </table:table-row>
        <table:table-row table:style-name="ro1">
          <table:table-cell table:style-name="ce2" office:value-type="string" table:number-columns-spanned="6" table:number-rows-spanned="1">
            <text:p>представляют обобщенный документ в Департамент правовой политики</text:p>
          </table:table-cell>
          <table:covered-table-cell table:number-columns-repeated="5" table:style-name="ce33"/>
          <table:table-cell table:style-name="ce83" office:value-type="string" table:number-columns-spanned="13" table:number-rows-spanned="1">
            <text:p>за ______________ <text:s/>20_______ года</text:p>
          </table:table-cell>
          <table:covered-table-cell table:number-columns-repeated="12" table:style-name="ce97"/>
          <table:table-cell table:style-name="ce120"/>
          <table:table-cell table:style-name="ce97"/>
          <table:table-cell table:style-name="ce120"/>
          <table:table-cell table:style-name="ce97"/>
          <table:table-cell table:style-name="ce133" office:value-type="string" table:number-columns-spanned="5" table:number-rows-spanned="1">
            <text:p>постановлением Правления ПФР</text:p>
          </table:table-cell>
          <table:covered-table-cell table:number-columns-repeated="3" table:style-name="ce136"/>
          <table:covered-table-cell table:style-name="ce140"/>
          <table:table-cell table:style-name="ce98"/>
          <table:table-cell table:style-name="ce129" office:value-type="string">
            <text:p><text:s text:c="5"/></text:p>
          </table:table-cell>
          <table:table-cell table:style-name="ce149"/>
          <table:table-cell table:style-name="ce153"/>
          <table:table-cell table:number-columns-repeated="992"/>
        </table:table-row>
        <table:table-row table:style-name="ro1">
          <table:table-cell table:style-name="ce2" office:value-type="string" table:number-columns-spanned="6" table:number-rows-spanned="1">
            <text:p>не позднее 1 числа второго <text:s/>месяца, следующего за отчетным кварталом</text:p>
          </table:table-cell>
          <table:covered-table-cell table:number-columns-repeated="5" table:style-name="ce33"/>
          <table:table-cell table:style-name="ce83" table:number-columns-spanned="13" table:number-rows-spanned="1"/>
          <table:covered-table-cell table:number-columns-repeated="12" table:style-name="ce97"/>
          <table:table-cell table:style-name="ce120"/>
          <table:table-cell table:style-name="ce98"/>
          <table:table-cell table:style-name="ce129"/>
          <table:table-cell table:style-name="ce98"/>
          <table:table-cell table:style-name="ce133" table:number-columns-spanned="4" table:number-rows-spanned="1"/>
          <table:covered-table-cell table:number-columns-repeated="3" table:style-name="ce136"/>
          <table:table-cell table:style-name="ce129"/>
          <table:table-cell table:style-name="ce98"/>
          <table:table-cell table:style-name="ce129"/>
          <table:table-cell table:style-name="ce149"/>
          <table:table-cell table:style-name="ce153"/>
          <table:table-cell table:number-columns-repeated="992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33"/>
          <table:table-cell table:style-name="ce84" office:value-type="string" table:number-columns-spanned="13" table:number-rows-spanned="1">
            <text:p>по состоянию на<text:span text:style-name="T1"> ____________ 20______года</text:span></text:p>
          </table:table-cell>
          <table:covered-table-cell table:number-columns-repeated="12" table:style-name="ce98"/>
          <table:table-cell table:style-name="ce120"/>
          <table:table-cell table:style-name="ce98"/>
          <table:table-cell table:style-name="ce129"/>
          <table:table-cell table:style-name="ce98"/>
          <table:table-cell table:style-name="ce133" office:value-type="string" table:number-columns-spanned="4" table:number-rows-spanned="1">
            <text:p>от </text:p>
          </table:table-cell>
          <table:covered-table-cell table:number-columns-repeated="3" table:style-name="ce136"/>
          <table:table-cell table:style-name="ce129"/>
          <table:table-cell table:style-name="ce98"/>
          <table:table-cell table:style-name="ce129"/>
          <table:table-cell table:style-name="ce149"/>
          <table:table-cell table:style-name="ce153"/>
          <table:table-cell table:number-columns-repeated="992"/>
        </table:table-row>
        <table:table-row table:style-name="ro3">
          <table:table-cell table:style-name="ce3" table:number-columns-spanned="6" table:number-rows-spanned="1"/>
          <table:covered-table-cell table:number-columns-repeated="5" table:style-name="ce34"/>
          <table:table-cell table:style-name="ce85" office:value-type="string" table:number-columns-spanned="13" table:number-rows-spanned="1">
            <text:p>__________________________________________________________________ <text:s text:c="18"/><text:span text:style-name="T2"><text:s text:c="56"/></text:span><text:span text:style-name="T2"><text:s text:c="113"/></text:span><text:span text:style-name="T2">(наименование ОПФР/структурного подразделения Исполнительной </text:span><text:span text:style-name="T2">дирекции ПФР)</text:span></text:p>
          </table:table-cell>
          <table:covered-table-cell table:number-columns-repeated="12" table:style-name="ce99"/>
          <table:table-cell table:style-name="ce121"/>
          <table:table-cell table:style-name="ce127"/>
          <table:table-cell table:style-name="ce130"/>
          <table:table-cell table:style-name="ce127"/>
          <table:table-cell table:style-name="ce134" office:value-type="string">
            <text:p>№ </text:p>
          </table:table-cell>
          <table:table-cell table:style-name="ce97"/>
          <table:table-cell table:style-name="ce120"/>
          <table:table-cell table:style-name="ce97"/>
          <table:table-cell table:style-name="ce120"/>
          <table:table-cell table:style-name="ce97"/>
          <table:table-cell table:style-name="ce129"/>
          <table:table-cell table:style-name="ce149"/>
          <table:table-cell table:style-name="ce153"/>
          <table:table-cell table:number-columns-repeated="992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34"/>
          <table:table-cell table:style-name="ce86" table:number-columns-spanned="13" table:number-rows-spanned="1"/>
          <table:covered-table-cell table:number-columns-repeated="12" table:style-name="ce100"/>
          <table:table-cell table:style-name="ce121"/>
          <table:table-cell table:style-name="ce127"/>
          <table:table-cell table:style-name="ce130"/>
          <table:table-cell table:style-name="ce127"/>
          <table:table-cell table:style-name="ce129"/>
          <table:table-cell table:style-name="ce98"/>
          <table:table-cell table:style-name="ce129"/>
          <table:table-cell table:style-name="ce98"/>
          <table:table-cell table:style-name="ce129"/>
          <table:table-cell table:style-name="ce98"/>
          <table:table-cell table:style-name="ce129"/>
          <table:table-cell table:style-name="ce149"/>
          <table:table-cell table:style-name="ce153"/>
          <table:table-cell table:number-columns-repeated="992"/>
        </table:table-row>
        <table:table-row table:style-name="ro1">
          <table:table-cell table:style-name="ce4" table:number-columns-spanned="6" table:number-rows-spanned="2"/>
          <table:covered-table-cell table:number-columns-repeated="5" table:style-name="ce35"/>
          <table:table-cell table:style-name="ce87" table:number-columns-spanned="13" table:number-rows-spanned="1"/>
          <table:covered-table-cell table:number-columns-repeated="12" table:style-name="ce101"/>
          <table:table-cell table:style-name="ce122"/>
          <table:table-cell table:style-name="ce127"/>
          <table:table-cell table:style-name="ce130"/>
          <table:table-cell table:style-name="ce127"/>
          <table:table-cell table:style-name="ce129"/>
          <table:table-cell table:style-name="ce98"/>
          <table:table-cell table:style-name="ce129"/>
          <table:table-cell table:style-name="ce98"/>
          <table:table-cell table:style-name="ce129"/>
          <table:table-cell table:style-name="ce98"/>
          <table:table-cell table:style-name="ce129"/>
          <table:table-cell table:style-name="ce149"/>
          <table:table-cell table:style-name="ce153"/>
          <table:table-cell table:number-columns-repeated="992"/>
        </table:table-row>
        <table:table-row table:style-name="ro4">
          <table:covered-table-cell table:number-columns-repeated="6" table:style-name="ce4"/>
          <table:table-cell table:style-name="ce88" table:number-columns-spanned="13" table:number-rows-spanned="1"/>
          <table:covered-table-cell table:number-columns-repeated="12" table:style-name="ce88"/>
          <table:table-cell table:style-name="ce122"/>
          <table:table-cell table:style-name="ce128"/>
          <table:table-cell table:style-name="ce131"/>
          <table:table-cell table:style-name="ce128"/>
          <table:table-cell table:style-name="ce129"/>
          <table:table-cell table:style-name="ce98"/>
          <table:table-cell table:style-name="ce129"/>
          <table:table-cell table:style-name="ce98"/>
          <table:table-cell table:style-name="ce129"/>
          <table:table-cell table:style-name="ce98"/>
          <table:table-cell table:style-name="ce129"/>
          <table:table-cell table:style-name="ce150" office:value-type="string" table:number-columns-spanned="2" table:number-rows-spanned="1">
            <text:p>Форма 1</text:p>
          </table:table-cell>
          <table:covered-table-cell table:style-name="ce150"/>
          <table:table-cell table:number-columns-repeated="992"/>
        </table:table-row>
        <table:table-row table:style-name="ro5">
          <table:table-cell table:style-name="ce5" office:value-type="string" table:number-columns-spanned="1" table:number-rows-spanned="3">
            <text:p>Код </text:p>
          </table:table-cell>
          <table:table-cell table:style-name="ce36" office:value-type="string" table:number-columns-spanned="1" table:number-rows-spanned="3">
            <text:p>Предмет иска</text:p>
          </table:table-cell>
          <table:table-cell table:style-name="ce36" office:value-type="string" table:number-columns-spanned="2" table:number-rows-spanned="2">
            <text:p>Всего рассмотрено исков</text:p>
          </table:table-cell>
          <table:covered-table-cell table:style-name="ce36"/>
          <table:table-cell table:style-name="ce58" office:value-type="string" table:number-columns-spanned="12" table:number-rows-spanned="1">
            <text:p>Удовлетворено </text:p>
          </table:table-cell>
          <table:covered-table-cell table:number-columns-repeated="10" table:style-name="ce76"/>
          <table:covered-table-cell table:style-name="ce113"/>
          <table:table-cell table:style-name="ce58" office:value-type="string" table:number-columns-spanned="12" table:number-rows-spanned="1">
            <text:p>Отказано</text:p>
          </table:table-cell>
          <table:covered-table-cell table:number-columns-repeated="10" table:style-name="ce76"/>
          <table:covered-table-cell table:style-name="ce113"/>
          <table:table-cell table:style-name="ce58" office:value-type="string" table:number-columns-spanned="2" table:number-rows-spanned="2">
            <text:p>Прекращено</text:p>
          </table:table-cell>
          <table:covered-table-cell table:style-name="ce146"/>
          <table:table-cell table:style-name="ce36" office:value-type="string" table:number-columns-spanned="2" table:number-rows-spanned="2">
            <text:p><text:s/>Оставлено без рассмотрения</text:p>
          </table:table-cell>
          <table:covered-table-cell table:style-name="ce154"/>
          <table:table-cell table:number-columns-repeated="992"/>
        </table:table-row>
        <table:table-row table:style-name="ro6">
          <table:covered-table-cell table:style-name="ce5"/>
          <table:covered-table-cell table:number-columns-repeated="3" table:style-name="ce36"/>
          <table:table-cell table:style-name="ce58" office:value-type="string" table:number-columns-spanned="2" table:number-rows-spanned="1">
            <text:p>Итого</text:p>
          </table:table-cell>
          <table:covered-table-cell table:style-name="ce58"/>
          <table:table-cell table:style-name="ce58" office:value-type="string" table:number-columns-spanned="2" table:number-rows-spanned="1">
            <text:p>суд 1 инстанции</text:p>
          </table:table-cell>
          <table:covered-table-cell table:style-name="ce58"/>
          <table:table-cell table:style-name="ce36" office:value-type="string" table:number-columns-spanned="2" table:number-rows-spanned="1">
            <text:p>апелляционная инстанция</text:p>
          </table:table-cell>
          <table:covered-table-cell table:style-name="ce36"/>
          <table:table-cell table:style-name="ce36" office:value-type="string" table:number-columns-spanned="2" table:number-rows-spanned="1">
            <text:p>кассационная инстанция </text:p>
          </table:table-cell>
          <table:covered-table-cell table:style-name="ce109"/>
          <table:table-cell table:style-name="ce109" office:value-type="string" table:number-columns-spanned="2" table:number-rows-spanned="1">
            <text:p>кассационная инстанция на уровне Судебной коллегии Верховного Суда Российской Федерации</text:p>
          </table:table-cell>
          <table:covered-table-cell table:style-name="ce110"/>
          <table:table-cell table:style-name="ce109" office:value-type="string" table:number-columns-spanned="2" table:number-rows-spanned="1">
            <text:p>надзорная инстанция</text:p>
          </table:table-cell>
          <table:covered-table-cell table:style-name="ce110"/>
          <table:table-cell table:style-name="ce58" office:value-type="string" table:number-columns-spanned="2" table:number-rows-spanned="1">
            <text:p>Итого</text:p>
          </table:table-cell>
          <table:covered-table-cell table:style-name="ce113"/>
          <table:table-cell table:style-name="ce36" office:value-type="string" table:number-columns-spanned="2" table:number-rows-spanned="1">
            <text:p>суд 1 инстанции</text:p>
          </table:table-cell>
          <table:covered-table-cell table:style-name="ce36"/>
          <table:table-cell table:style-name="ce36" office:value-type="string" table:number-columns-spanned="2" table:number-rows-spanned="1">
            <text:p>апелляционная инстанция</text:p>
          </table:table-cell>
          <table:covered-table-cell table:style-name="ce36"/>
          <table:table-cell table:style-name="ce36" office:value-type="string" table:number-columns-spanned="2" table:number-rows-spanned="1">
            <text:p>кассационная инстанция </text:p>
          </table:table-cell>
          <table:covered-table-cell table:style-name="ce109"/>
          <table:table-cell table:style-name="ce36" office:value-type="string" table:number-columns-spanned="2" table:number-rows-spanned="1">
            <text:p>кассационная инстанция на уровне Судебной коллегии Верховного Суда Российской Федерации</text:p>
          </table:table-cell>
          <table:covered-table-cell table:style-name="ce109"/>
          <table:table-cell table:style-name="ce137" office:value-type="string" table:number-columns-spanned="2" table:number-rows-spanned="1">
            <text:p>надзорная инстанция</text:p>
          </table:table-cell>
          <table:covered-table-cell table:style-name="ce141"/>
          <table:covered-table-cell table:style-name="ce143"/>
          <table:covered-table-cell table:style-name="ce147"/>
          <table:covered-table-cell table:style-name="ce151"/>
          <table:covered-table-cell table:style-name="ce155"/>
          <table:table-cell table:number-columns-repeated="992"/>
        </table:table-row>
        <table:table-row table:style-name="ro7">
          <table:covered-table-cell table:style-name="ce5"/>
          <table:covered-table-cell table:style-name="ce36"/>
          <table:table-cell table:style-name="ce5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5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5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5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10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10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112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5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5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5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10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108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108" office:value-type="string">
            <text:p>кол-во</text:p>
          </table:table-cell>
          <table:table-cell table:style-name="ce142" office:value-type="string">
            <text:p>сумма</text:p>
          </table:table-cell>
          <table:table-cell table:style-name="ce144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style-name="ce152" office:value-type="string">
            <text:p>кол-во</text:p>
          </table:table-cell>
          <table:table-cell table:style-name="ce64" office:value-type="string">
            <text:p>сумма</text:p>
          </table:table-cell>
          <table:table-cell table:number-columns-repeated="992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formula="of:=[.F13]+1" office:value-type="float" office:value="7">
            <text:p>7</text:p>
          </table:table-cell>
          <table:table-cell table:style-name="ce6" table:formula="of:=[.G13]+1" office:value-type="float" office:value="8">
            <text:p>8</text:p>
          </table:table-cell>
          <table:table-cell table:style-name="ce6" table:formula="of:=[.H13]+1" office:value-type="float" office:value="9">
            <text:p>9</text:p>
          </table:table-cell>
          <table:table-cell table:style-name="ce6" table:formula="of:=[.I13]+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111" office:value-type="float" office:value="14">
            <text:p>14</text:p>
          </table:table-cell>
          <table:table-cell table:style-name="ce111" office:value-type="float" office:value="15">
            <text:p>15</text:p>
          </table:table-cell>
          <table:table-cell table:style-name="ce114" office:value-type="float" office:value="16">
            <text:p>16</text:p>
          </table:table-cell>
          <table:table-cell table:style-name="ce111" office:value-type="float" office:value="17">
            <text:p>17</text:p>
          </table:table-cell>
          <table:table-cell table:style-name="ce111" office:value-type="float" office:value="18">
            <text:p>18</text:p>
          </table:table-cell>
          <table:table-cell table:style-name="ce111" table:formula="of:=[.R13]+1" office:value-type="float" office:value="19">
            <text:p>19</text:p>
          </table:table-cell>
          <table:table-cell table:style-name="ce111" table:formula="of:=[.S13]+1" office:value-type="float" office:value="20">
            <text:p>20</text:p>
          </table:table-cell>
          <table:table-cell table:style-name="ce111" table:formula="of:=[.T13]+1" office:value-type="float" office:value="21">
            <text:p>21</text:p>
          </table:table-cell>
          <table:table-cell table:style-name="ce111" table:formula="of:=[.U13]+1" office:value-type="float" office:value="22">
            <text:p>22</text:p>
          </table:table-cell>
          <table:table-cell table:style-name="ce111" office:value-type="float" office:value="23">
            <text:p>23</text:p>
          </table:table-cell>
          <table:table-cell table:style-name="ce111" office:value-type="float" office:value="24">
            <text:p>24</text:p>
          </table:table-cell>
          <table:table-cell table:style-name="ce111" office:value-type="float" office:value="25">
            <text:p>25</text:p>
          </table:table-cell>
          <table:table-cell table:style-name="ce111" office:value-type="float" office:value="26">
            <text:p>26</text:p>
          </table:table-cell>
          <table:table-cell table:style-name="ce138" office:value-type="float" office:value="27">
            <text:p>27</text:p>
          </table:table-cell>
          <table:table-cell table:style-name="ce111" office:value-type="float" office:value="28">
            <text:p>28</text:p>
          </table:table-cell>
          <table:table-cell table:style-name="ce145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number-columns-repeated="992"/>
        </table:table-row>
        <table:table-row table:style-name="ro9">
          <table:table-cell table:style-name="ce7"/>
          <table:table-cell table:style-name="ce38" office:value-type="string">
            <text:p>Споры, рассмотренные в арбитражных судах</text:p>
          </table:table-cell>
          <table:table-cell table:style-name="ce59"/>
          <table:table-cell table:style-name="ce65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style-name="ce71"/>
          <table:table-cell table:style-name="ce77"/>
          <table:table-cell table:number-columns-repeated="992"/>
        </table:table-row>
        <table:table-row table:style-name="ro10">
          <table:table-cell table:style-name="ce8" office:value-type="float" office:value="1">
            <text:p>1</text:p>
          </table:table-cell>
          <table:table-cell table:style-name="ce39" office:value-type="string">
            <text:p>Индивидуальные сведения и иная информация, из них: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number-columns-repeated="992"/>
        </table:table-row>
        <table:table-row table:style-name="ro11">
          <table:table-cell table:style-name="ce9" office:value-type="string">
            <text:p>1.1</text:p>
          </table:table-cell>
          <table:table-cell table:style-name="ce40" office:value-type="string">
            <text:p>Взыскание финансовых санкций за непредставление в установленные сроки необходимых для осуществления индивидуального (персонифицированного) учета в системе обязательного пенсионного страхования сведений либо представление страхователем неполных и (или) недостоверных сведений о застрахованных лицах <text:s text:c="91"/>(ст. 17 Федерального закона от 1 апреля 1996 г. <text:s text:c="44"/>№ 27-ФЗ), из них: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number-columns-repeated="992"/>
        </table:table-row>
        <table:table-row table:style-name="ro12">
          <table:table-cell table:style-name="ce10" office:value-type="string">
            <text:p>1.1.1.</text:p>
          </table:table-cell>
          <table:table-cell table:style-name="ce41" office:value-type="string">
            <text:p>О взыскании финансовых санкций за непредставление в установленные сроки сведений, необходимых для осуществления индивидуального <text:s text:c="50"/>(персонифицированного) учета <text:s text:c="135"/>(абз. 3 ст. 17 ФЗ № 27-ФЗ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56" table:number-columns-repeated="992"/>
        </table:table-row>
        <table:table-row table:style-name="ro13">
          <table:table-cell table:style-name="ce9" office:value-type="string">
            <text:p>1.1.2</text:p>
          </table:table-cell>
          <table:table-cell table:style-name="ce40" office:value-type="string">
            <text:p>О взыскании финансовых санкций за представление страхователем неполных и (или) недостоверных сведений <text:s text:c="14"/>(абз. 3 ст. 17 ФЗ № 27-ФЗ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number-columns-repeated="992"/>
        </table:table-row>
        <table:table-row table:style-name="ro14">
          <table:table-cell table:style-name="ce9" office:value-type="string">
            <text:p>1.1.3</text:p>
          </table:table-cell>
          <table:table-cell table:style-name="ce40" office:value-type="string">
            <text:p>О взыскании финансовых санкций за несоблюдение страхователем порядка представления сведений для индивидуального (персонифицированного) учета в форме электронных документов (абз. 4 ст. 17 ФЗ № 27-ФЗ)</text:p>
            <text:p>О взыскании финансовых санкций за несоблюдение страхователем порядка представления сведений для индивидуального (персонифицированного) учета в форме электронных документов (абз. 4 ст. 17 ФЗ № 27-ФЗ)</text:p>
            <text:p>О взыскании финансовых санкций за несоблюдение страхователем порядка представления сведений для индивидуального (персонифицированного) учета в форме электронных документов (абз. 4 ст. 17 ФЗ № 27-ФЗ)</text:p>
            <text:p/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number-columns-repeated="992"/>
        </table:table-row>
        <table:table-row table:style-name="ro15">
          <table:table-cell table:style-name="ce9" office:value-type="string">
            <text:p>1.2</text:p>
          </table:table-cell>
          <table:table-cell table:style-name="ce40" office:value-type="string">
            <text:p>Об обязании представить индивидуальные сведения о застрахованных лицах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number-columns-repeated="992"/>
        </table:table-row>
        <table:table-row table:style-name="ro16">
          <table:table-cell table:style-name="ce11" office:value-type="string">
            <text:p>1.3.</text:p>
          </table:table-cell>
          <table:table-cell table:style-name="ce41" office:value-type="string">
            <text:p>Споры о возложении обязанности на страхователя представить корректирующие формы отчетности на застрахованное лицо (о внесении изменений в индивидуальные сведения персонифицированного учета застрахованного лица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57" table:number-columns-repeated="992"/>
        </table:table-row>
        <table:table-row table:style-name="ro10">
          <table:table-cell table:style-name="ce12" office:value-type="string">
            <text:p>2</text:p>
          </table:table-cell>
          <table:table-cell table:style-name="ce42" office:value-type="string">
            <text:p>Дела о банкротстве (в т.ч. территориальный орган ПФР – заинтересованное лицо), из них: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number-columns-repeated="992"/>
        </table:table-row>
        <table:table-row table:style-name="ro17">
          <table:table-cell table:style-name="ce13" office:value-type="string">
            <text:p>2.1.</text:p>
          </table:table-cell>
          <table:table-cell table:style-name="ce41" office:value-type="string">
            <text:p>О включении в реестр требований кредиторов задолженности по страховым взносам, пеней и штрафов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number-columns-repeated="992"/>
        </table:table-row>
        <table:table-row table:style-name="ro18">
          <table:table-cell table:style-name="ce12" office:value-type="string">
            <text:p>3</text:p>
          </table:table-cell>
          <table:table-cell table:style-name="ce43" office:value-type="string">
            <text:p>Взыскание излишне выплаченных сумм пенсий, дополнительного материального обеспечения, компенсационных и иных социальных выплат, из них: 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style-name="ce115"/>
          <table:table-cell table:style-name="ce123"/>
          <table:table-cell table:number-columns-repeated="992"/>
        </table:table-row>
        <table:table-row table:style-name="ro19">
          <table:table-cell table:style-name="ce9" office:value-type="string">
            <text:p>3.1</text:p>
          </table:table-cell>
          <table:table-cell table:style-name="ce40" office:value-type="string">
            <text:p>О взыскании ущерба с <text:s/>работодателя в связи с представлением им неполных (или) недостоверных сведений, предусмотренных </text:p>
            <text:p>пп. 2 - 2.2 ст. 11 Федерального закона от 1 апреля 1996 г. <text:s text:c="13"/><text:s/>№ 27-ФЗ «Об индивидуальном (персонифицированном) учете <text:s text:c="3"/>в системе обязательного пенсионного страхования»</text:p>
            <text:p>О взыскании ущерба с <text:s/>работодателя в связи с представлением им неполных (или) недостоверных сведений, предусмотренных </text:p>
            <text:p>пп. 2 - 2.2 ст. 11 Федерального закона от 1 апреля 1996 г. <text:s text:c="13"/><text:s/>№ 27-ФЗ «Об индивидуальном (персонифицированном) учете <text:s text:c="3"/>в системе обязательного пенсионного страхования»</text:p>
            <text:p/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number-columns-repeated="992"/>
        </table:table-row>
        <table:table-row table:style-name="ro20">
          <table:table-cell table:style-name="ce9" office:value-type="string">
            <text:p>3.2</text:p>
          </table:table-cell>
          <table:table-cell table:style-name="ce40" office:value-type="string">
            <text:p>О взыскании с кредитных организаций излишне перечисленных на счет пенсионеров после их смерти сумм пенсии, ЕДВ, ДМО, региональной социальной доплаты, иных выплат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number-columns-repeated="992"/>
        </table:table-row>
        <table:table-row table:style-name="ro21">
          <table:table-cell table:style-name="ce9" office:value-type="string">
            <text:p>3.3</text:p>
          </table:table-cell>
          <table:table-cell table:style-name="ce40" office:value-type="string">
            <text:p>О взыскании с учреждения медико-социальной экспертизы ущерба, возникшего вследствие излишней выплаты пенсионеру пенсии, ЕДВ и других компенсационных выплат 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style-name="ce116"/>
          <table:table-cell table:style-name="ce124"/>
          <table:table-cell table:number-columns-repeated="992"/>
        </table:table-row>
        <table:table-row table:style-name="ro22">
          <table:table-cell table:style-name="ce14"/>
          <table:table-cell table:style-name="ce38" office:value-type="string">
            <text:p>Споры, рассмотренные в судах общей юрисдикции:</text:p>
          </table:table-cell>
          <table:table-cell table:style-name="ce59"/>
          <table:table-cell table:style-name="ce65"/>
          <table:table-cell table:style-name="ce74"/>
          <table:table-cell table:style-name="ce80"/>
          <table:table-cell table:style-name="ce91"/>
          <table:table-cell table:style-name="ce104"/>
          <table:table-cell table:style-name="ce91"/>
          <table:table-cell table:style-name="ce104"/>
          <table:table-cell table:style-name="ce91"/>
          <table:table-cell table:style-name="ce104"/>
          <table:table-cell table:style-name="ce91"/>
          <table:table-cell table:style-name="ce104"/>
          <table:table-cell table:style-name="ce91"/>
          <table:table-cell table:style-name="ce104"/>
          <table:table-cell table:style-name="ce74"/>
          <table:table-cell table:style-name="ce80"/>
          <table:table-cell table:style-name="ce91"/>
          <table:table-cell table:style-name="ce104"/>
          <table:table-cell table:style-name="ce91"/>
          <table:table-cell table:style-name="ce104"/>
          <table:table-cell table:style-name="ce91"/>
          <table:table-cell table:style-name="ce104"/>
          <table:table-cell table:style-name="ce91"/>
          <table:table-cell table:style-name="ce104"/>
          <table:table-cell table:style-name="ce91"/>
          <table:table-cell table:style-name="ce104"/>
          <table:table-cell table:style-name="ce91"/>
          <table:table-cell table:style-name="ce104"/>
          <table:table-cell table:style-name="ce91"/>
          <table:table-cell table:style-name="ce104"/>
          <table:table-cell table:number-columns-repeated="992"/>
        </table:table-row>
        <table:table-row table:style-name="ro23">
          <table:table-cell table:style-name="ce15" office:value-type="float" office:value="4">
            <text:p>4</text:p>
          </table:table-cell>
          <table:table-cell table:style-name="ce44" office:value-type="string">
            <text:p>Индивидуальные сведения и иная информация, из них: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24">
          <table:table-cell table:style-name="ce9" office:value-type="string">
            <text:p>4.1.</text:p>
          </table:table-cell>
          <table:table-cell table:style-name="ce40" office:value-type="string">
            <text:p>О взыскании финансовых санкций за непредставление в установленные сроки необходимых для осуществления индивидуального (персонифицированного) учета в системе обязательного пенсионного страхования сведений либо представление страхователем неполных и (или) недостоверных сведений о застрахованных лицах (ст. 17 ФЗ № 27-ФЗ), в т.ч.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25">
          <table:table-cell table:style-name="ce16" office:value-type="string">
            <text:p>4.1.1</text:p>
          </table:table-cell>
          <table:table-cell table:style-name="ce41" office:value-type="string">
            <text:p>О взыскании финансовых санкций за непредставление в установленные сроки сведений, необходимых для осуществления индивидуального (персонифицированного) учета (абз. 3 ст. 17 ФЗ № 27-ФЗ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26">
          <table:table-cell table:style-name="ce16" office:value-type="string">
            <text:p>4.1.2</text:p>
          </table:table-cell>
          <table:table-cell table:style-name="ce41" office:value-type="string">
            <text:p>О взыскании финансовых санкций за представление страхователем неполных и (или) недостоверных сведений <text:s text:c="55"/>(абз. 3 ст. 17 ФЗ № 27-ФЗ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27">
          <table:table-cell table:style-name="ce9" office:value-type="string">
            <text:p>4.1.3</text:p>
          </table:table-cell>
          <table:table-cell table:style-name="ce45" office:value-type="string">
            <text:p>О взыскании финансовых санкций за несоблюдение страхователем порядка представления сведений для индивидуального (персонифицированного) учета в форме электронных документов (абз. 4 ст. 17 ФЗ <text:s/>№ 27-ФЗ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22">
          <table:table-cell table:style-name="ce9" office:value-type="string">
            <text:p>4.2</text:p>
          </table:table-cell>
          <table:table-cell table:style-name="ce45" office:value-type="string">
            <text:p>Об обязании представить индивидуальные сведения о застрахованных лицах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28">
          <table:table-cell table:style-name="ce9" office:value-type="string">
            <text:p>4.3</text:p>
          </table:table-cell>
          <table:table-cell table:style-name="ce45" office:value-type="string">
            <text:p>Споры о возложении обязанности на страхователя представить корректирующие формы отчетности на застрахованное лицо (о внесении изменений в индивидуальные сведения персонифицированного учета застрахованного лица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10">
          <table:table-cell table:style-name="ce12" office:value-type="string">
            <text:p>5</text:p>
          </table:table-cell>
          <table:table-cell table:style-name="ce44" office:value-type="string">
            <text:p>Взыскание неправомерно полученной пенсии и иных социальных выплат, из них: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15">
          <table:table-cell table:style-name="ce9" office:value-type="string">
            <text:p>5.1</text:p>
          </table:table-cell>
          <table:table-cell table:style-name="ce45" office:value-type="string">
            <text:p>О взыскании излишне выплаченных сумм пенсий, ЕДВ, ДМО, федеральной социальной доплаты к пенсии и иных выплат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29">
          <table:table-cell table:style-name="ce16" office:value-type="string">
            <text:p>5.2</text:p>
          </table:table-cell>
          <table:table-cell table:style-name="ce46" office:value-type="string">
            <text:p>О взыскании в регрессном порядке выплаченных сумм пенсии по инвалидности или по потере кормильца с лиц, виновных в причинении вреда здоровью или жизни кормильца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158" table:number-columns-repeated="992"/>
        </table:table-row>
        <table:table-row table:style-name="ro23">
          <table:table-cell table:style-name="ce12" office:value-type="string">
            <text:p>6</text:p>
          </table:table-cell>
          <table:table-cell table:style-name="ce44" office:value-type="string">
            <text:p>Административные штрафы, из них: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30">
          <table:table-cell table:style-name="ce9" office:value-type="string">
            <text:p>6.1</text:p>
          </table:table-cell>
          <table:table-cell table:style-name="ce45" office:value-type="string">
            <text:p>О взыскании штрафа за непредставление в установленный законодательством Российской Федерации срок либо отказ от представления, представление в неполном объеме или искаженном виде сведений, необходимых для ведения индивидуального (персонифицированного) учета (ст. 15.33.2 КоАП РФ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31">
          <table:table-cell table:style-name="ce17" office:value-type="float" office:value="7">
            <text:p>7</text:p>
          </table:table-cell>
          <table:table-cell table:style-name="ce42" office:value-type="string">
            <text:p>Взыскание средств пенсионных накоплений в порядке регресса с правопреемников, которым выплачены средства пенсионных накоплений (п. 31 Правил, утвержденных постановлением Правительства <text:s text:c="143"/>Российской Федерации от 30 <text:s/>июля 2014 г. № 711)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32">
          <table:table-cell table:style-name="ce17" office:value-type="float" office:value="8">
            <text:p>8</text:p>
          </table:table-cell>
          <table:table-cell table:style-name="ce44" office:value-type="string">
            <text:p>Реализация Федерального закона от 29 декабря 2006 г. <text:s text:c="2"/>№ 256-ФЗ «О дополнительных мерах государственной поддержки семей, имеющих детей», из них: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33">
          <table:table-cell table:style-name="ce16" office:value-type="string">
            <text:p>8.1</text:p>
          </table:table-cell>
          <table:table-cell table:style-name="ce41" office:value-type="string">
            <text:p>О признании государственного сертификата на материнский (семейный) капитал недействительным 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34">
          <table:table-cell table:style-name="ce18" office:value-type="float" office:value="43869">
            <text:p>8.2</text:p>
          </table:table-cell>
          <table:table-cell table:style-name="ce47" office:value-type="string">
            <text:p>О взыскании средств материнского (семейного) капитала 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35">
          <table:table-cell table:style-name="ce18" office:value-type="float" office:value="43898">
            <text:p>8.3</text:p>
          </table:table-cell>
          <table:table-cell table:style-name="ce47" office:value-type="string">
            <text:p>Об исполнении обязательства оформить жилое помещение, приобретенное с использованием средств МСК, в общую долевую собственность, в том числе по искам прокуроров <text:s text:c="2"/>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36">
          <table:table-cell table:style-name="ce12" office:value-type="string">
            <text:p>9</text:p>
          </table:table-cell>
          <table:table-cell table:style-name="ce48" office:value-type="string">
            <text:p>Реализация Указа Президента Российской Федерации от <text:s text:c="18"/>7 апреля 2020 г. № 249 "О дополнительных мерах поддержки семей, имеющих детей" <text:s text:c="4"/>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37">
          <table:table-cell table:style-name="ce15" office:value-type="float" office:value="10">
            <text:p>10</text:p>
          </table:table-cell>
          <table:table-cell table:style-name="ce44" office:value-type="string">
            <text:p>Взыскание незаконно полученных сумм пенсий и (или) иных социальных выплат в рамках рассмотрения уголовного дела, из них: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33">
          <table:table-cell table:style-name="ce19" office:value-type="float" office:value="43840">
            <text:p>10.1</text:p>
          </table:table-cell>
          <table:table-cell table:style-name="ce46" office:value-type="string">
            <text:p>О взыскании <text:s/>незаконно полученных средств материнского (семейного) капитала в рамках рассмотрения уголовного дела 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23">
          <table:table-cell table:style-name="ce19" office:value-type="float" office:value="43871">
            <text:p>10.2</text:p>
          </table:table-cell>
          <table:table-cell table:style-name="ce46" office:value-type="string">
            <text:p>О взыскании незаконно полученной пенсии по инвалидности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38">
          <table:table-cell table:style-name="ce15" office:value-type="float" office:value="11">
            <text:p>11</text:p>
          </table:table-cell>
          <table:table-cell table:style-name="ce44" office:value-type="string">
            <text:p>О взыскании незаконно полученной компенсации стоимости проезда к месту отдыха и обратно, из них: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29">
          <table:table-cell table:style-name="ce19" office:value-type="float" office:value="43841">
            <text:p>11.1</text:p>
          </table:table-cell>
          <table:table-cell table:style-name="ce46" office:value-type="string">
            <text:p>О взыскании незаконно полученной компенсации стоимости проезда к месту отдыха за пределами территории <text:s/>Российской Федерации 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156" table:number-columns-repeated="151"/>
          <table:table-cell table:number-columns-repeated="841"/>
        </table:table-row>
        <table:table-row table:style-name="ro39">
          <table:table-cell table:style-name="ce20" office:value-type="float" office:value="12">
            <text:p>12</text:p>
          </table:table-cell>
          <table:table-cell table:style-name="ce44" office:value-type="string">
            <text:p>О взыскании незаконно полученной компенсации расходов, связанных с переездом из районов Крайнего Севера и приравненных к ним местностей, лицам, являющимся получателями трудовых пенсий и (или) пенсий по государственному пенсионному обеспечению, и членам их семей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156" table:number-columns-repeated="151"/>
          <table:table-cell table:style-name="ce159" table:number-columns-repeated="841"/>
        </table:table-row>
        <table:table-row table:style-name="ro40">
          <table:table-cell table:style-name="ce15" office:value-type="float" office:value="13">
            <text:p>13</text:p>
          </table:table-cell>
          <table:table-cell table:style-name="ce49" office:value-type="string">
            <text:p>Реализация постановления Правительства Российской Федерации от 16 июля 2016 г. № 674 «О формировании и ведении федерального реестра инвалидов и об использовании содержащихся в нем сведений», из них: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3"/>
          <table:table-cell table:style-name="ce79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156" table:number-columns-repeated="151"/>
          <table:table-cell table:number-columns-repeated="841"/>
        </table:table-row>
        <table:table-row table:style-name="ro41">
          <table:table-cell table:style-name="ce21" office:value-type="string">
            <text:p>13.1</text:p>
          </table:table-cell>
          <table:table-cell table:style-name="ce50" office:value-type="string">
            <text:p>Непредставление должностным лицом сведений, подлежащих включению в федеральный реестр инвалидов, неразмещение или нарушение установленных законодательством Российской Федерации порядка и (или) сроков размещения в данном реестре указанных сведений, размещение указанных сведений в данном реестре не в полном объеме либо размещение в данном реестре заведомо недостоверных сведений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36">
          <table:table-cell table:style-name="ce15" office:value-type="float" office:value="14">
            <text:p>14</text:p>
          </table:table-cell>
          <table:table-cell table:style-name="ce44" office:value-type="string">
            <text:p>Реализация постановления Правительства Российской Федерации от 14 февраля 2017 г. № 181 «О единой государственной информационной системе социального обеспечения»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42">
          <table:table-cell table:style-name="ce22" office:value-type="string">
            <text:p>14.1</text:p>
          </table:table-cell>
          <table:table-cell table:style-name="ce46" office:value-type="string">
            <text:p>Непредставление должностным лицом сведений, подлежащих включению в Единую государственную информационную систему социального обеспечения, неразмещение или нарушение установленных законодательством Российской Федерации порядка и (или) сроков размещения в данной системе указанных сведений, размещение указанных сведений в данной системе не в полном объеме либо размещение в данной системе заведомо недостоверных сведений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2"/>
          <table:table-cell table:style-name="ce78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43">
          <table:table-cell table:style-name="ce15" office:value-type="float" office:value="15">
            <text:p>15</text:p>
          </table:table-cell>
          <table:table-cell table:style-name="ce44" office:value-type="string">
            <text:p>Реализация Федерального закона от 28 декабря 2017 г. <text:s text:c="12"/>№ 418-ФЗ «О ежемесячных выплатах семьям, <text:s/>имеющим детей»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44">
          <table:table-cell table:style-name="ce23" office:value-type="string">
            <text:p>16</text:p>
          </table:table-cell>
          <table:table-cell table:style-name="ce44" office:value-type="string">
            <text:p>Споры, связанные с финансово-хозяйственной деятельностью территориальных органов ПФР, а также споры, вытекающие из договоров (государственных контрактов), из них:</text:p>
          </table:table-cell>
          <table:table-cell table:style-name="ce60"/>
          <table:table-cell table:style-name="ce66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72"/>
          <table:table-cell table:style-name="ce78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style-name="ce89"/>
          <table:table-cell table:style-name="ce102"/>
          <table:table-cell table:number-columns-repeated="992"/>
        </table:table-row>
        <table:table-row table:style-name="ro45">
          <table:table-cell table:style-name="ce24" office:value-type="float" office:value="43846">
            <text:p>16.1</text:p>
          </table:table-cell>
          <table:table-cell table:style-name="ce45" office:value-type="string">
            <text:p>О расторжении договора (государственного контракта) в случае неисполнения или ненадлежащего исполнения поставщиком (подрядчиком, исполнителем) обязательств, предусмотренных государственным контрактом, и (или) взыскании неустойки, штрафа, пеней за неисполнение или ненадлежащее исполнение обязательств по договору 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46">
          <table:table-cell table:style-name="ce24" office:value-type="float" office:value="43877">
            <text:p>16.2</text:p>
          </table:table-cell>
          <table:table-cell table:style-name="ce45" office:value-type="string">
            <text:p>О взыскании с поставщиков (подрядчиков, исполнителей) сумм неустоек (штрафов, пеней) в случае просрочки исполнения поставщиком (подрядчиком, исполнителем) обязательств (в том числе гарантийного обязательства), предусмотренных договором (государственным контрактом), а также в иных случаях неисполнения или ненадлежащего исполнения поставщиком (подрядчиком, исполнителем) обязательств, предусмотренных государственным контрактом 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47">
          <table:table-cell table:style-name="ce24" office:value-type="float" office:value="43906">
            <text:p>16.3</text:p>
          </table:table-cell>
          <table:table-cell table:style-name="ce45" office:value-type="string">
            <text:p>Об обмене некачественного или некомплектного товара, взыскании долга и процентов за пользование чужими денежными средствами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48">
          <table:table-cell table:style-name="ce24" office:value-type="float" office:value="43937">
            <text:p>16.4</text:p>
          </table:table-cell>
          <table:table-cell table:style-name="ce45" office:value-type="string">
            <text:p>О признании незаконными решений федерального органа исполнительной власти, уполномоченного на осуществление контроля в сфере закупок (ФАС России, территориальных органов ФАС России)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49">
          <table:table-cell table:style-name="ce24" office:value-type="float" office:value="43967">
            <text:p>16.5</text:p>
          </table:table-cell>
          <table:table-cell table:style-name="ce45" office:value-type="string">
            <text:p>Споры, связанные с земельно-имущественными правоотношениями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50">
          <table:table-cell table:style-name="ce24" office:value-type="float" office:value="43998">
            <text:p>16.6</text:p>
          </table:table-cell>
          <table:table-cell table:style-name="ce45" office:value-type="string">
            <text:p>О взыскании по ДТП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51">
          <table:table-cell table:style-name="ce24" office:value-type="float" office:value="44028">
            <text:p>16.7</text:p>
          </table:table-cell>
          <table:table-cell table:style-name="ce45" office:value-type="string">
            <text:p>О возмещении ущерба, причиненного работодателю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73"/>
          <table:table-cell table:style-name="ce79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style-name="ce90"/>
          <table:table-cell table:style-name="ce103"/>
          <table:table-cell table:number-columns-repeated="992"/>
        </table:table-row>
        <table:table-row table:style-name="ro23">
          <table:table-cell table:style-name="ce25"/>
          <table:table-cell table:style-name="ce51" office:value-type="string">
            <text:p>ВСЕГО </text:p>
          </table:table-cell>
          <table:table-cell table:style-name="ce61"/>
          <table:table-cell table:style-name="ce67"/>
          <table:table-cell table:style-name="ce75"/>
          <table:table-cell table:style-name="ce81"/>
          <table:table-cell table:style-name="ce92"/>
          <table:table-cell table:style-name="ce105"/>
          <table:table-cell table:style-name="ce92"/>
          <table:table-cell table:style-name="ce105"/>
          <table:table-cell table:style-name="ce92"/>
          <table:table-cell table:style-name="ce105"/>
          <table:table-cell table:style-name="ce92"/>
          <table:table-cell table:style-name="ce105"/>
          <table:table-cell table:style-name="ce92"/>
          <table:table-cell table:style-name="ce105"/>
          <table:table-cell table:style-name="ce75"/>
          <table:table-cell table:style-name="ce81"/>
          <table:table-cell table:style-name="ce92"/>
          <table:table-cell table:style-name="ce105"/>
          <table:table-cell table:style-name="ce92"/>
          <table:table-cell table:style-name="ce105"/>
          <table:table-cell table:style-name="ce92"/>
          <table:table-cell table:style-name="ce105"/>
          <table:table-cell table:style-name="ce92"/>
          <table:table-cell table:style-name="ce105"/>
          <table:table-cell table:style-name="ce92"/>
          <table:table-cell table:style-name="ce105"/>
          <table:table-cell table:style-name="ce92"/>
          <table:table-cell table:style-name="ce105"/>
          <table:table-cell table:style-name="ce92"/>
          <table:table-cell table:style-name="ce105"/>
          <table:table-cell table:number-columns-repeated="992"/>
        </table:table-row>
        <table:table-row table:style-name="ro52">
          <table:table-cell table:style-name="ce25" office:value-type="float" office:value="17">
            <text:p>17</text:p>
          </table:table-cell>
          <table:table-cell table:style-name="ce52" office:value-type="string">
            <text:p>Иск пенсионера, работника или прокурора к работодателю об обязании уплатить страховые взносы, подать в ПФР сведения ПУ или расчет по начисленным и уплаченным страховым взносам, о взыскании суммы неполученной пенсии в связи с неуплатой страховых взносов, в т.ч. возмещении морального вреда (территориальный орган ПФР - третье лицо)</text:p>
          </table:table-cell>
          <table:table-cell table:style-name="ce61"/>
          <table:table-cell table:style-name="ce67"/>
          <table:table-cell table:style-name="ce75"/>
          <table:table-cell table:style-name="ce81"/>
          <table:table-cell table:style-name="ce93"/>
          <table:table-cell table:style-name="ce106"/>
          <table:table-cell table:style-name="ce93"/>
          <table:table-cell table:style-name="ce106"/>
          <table:table-cell table:style-name="ce93"/>
          <table:table-cell table:style-name="ce106"/>
          <table:table-cell table:style-name="ce93"/>
          <table:table-cell table:style-name="ce106"/>
          <table:table-cell table:style-name="ce93"/>
          <table:table-cell table:style-name="ce106"/>
          <table:table-cell table:style-name="ce75"/>
          <table:table-cell table:style-name="ce81"/>
          <table:table-cell table:style-name="ce117"/>
          <table:table-cell table:style-name="ce125"/>
          <table:table-cell table:style-name="ce117"/>
          <table:table-cell table:style-name="ce125"/>
          <table:table-cell table:style-name="ce117"/>
          <table:table-cell table:style-name="ce125"/>
          <table:table-cell table:style-name="ce117"/>
          <table:table-cell table:style-name="ce125"/>
          <table:table-cell table:style-name="ce117"/>
          <table:table-cell table:style-name="ce125"/>
          <table:table-cell table:style-name="ce117"/>
          <table:table-cell table:style-name="ce125"/>
          <table:table-cell table:style-name="ce117"/>
          <table:table-cell table:style-name="ce125"/>
          <table:table-cell table:number-columns-repeated="992"/>
        </table:table-row>
        <table:table-row table:style-name="ro53">
          <table:table-cell table:style-name="ce26" office:value-type="float" office:value="18">
            <text:p>18</text:p>
          </table:table-cell>
          <table:table-cell table:style-name="ce53" office:value-type="string">
            <text:p>Судебные расходы, в т.ч.</text:p>
          </table:table-cell>
          <table:table-cell table:style-name="ce62"/>
          <table:table-cell table:style-name="ce68"/>
          <table:table-cell table:style-name="ce73"/>
          <table:table-cell table:style-name="ce79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73"/>
          <table:table-cell table:style-name="ce79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number-columns-repeated="992"/>
        </table:table-row>
        <table:table-row table:style-name="ro54">
          <table:table-cell table:style-name="ce27" office:value-type="string">
            <text:p>18.1</text:p>
          </table:table-cell>
          <table:table-cell table:style-name="ce54" office:value-type="string">
            <text:p>Оплата госпошлины (арбитраж)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73"/>
          <table:table-cell table:style-name="ce79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number-columns-repeated="992"/>
        </table:table-row>
        <table:table-row table:style-name="ro7">
          <table:table-cell table:style-name="ce27" office:value-type="string">
            <text:p>18.2</text:p>
          </table:table-cell>
          <table:table-cell table:style-name="ce54" office:value-type="string">
            <text:p>Иные судебные издержки (арбитраж)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73"/>
          <table:table-cell table:style-name="ce79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number-columns-repeated="992"/>
        </table:table-row>
        <table:table-row table:style-name="ro54">
          <table:table-cell table:style-name="ce27" office:value-type="string">
            <text:p>18.3</text:p>
          </table:table-cell>
          <table:table-cell table:style-name="ce54" office:value-type="string">
            <text:p>Оплата госпошлины (общая юрисдикция)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73"/>
          <table:table-cell table:style-name="ce79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number-columns-repeated="992"/>
        </table:table-row>
        <table:table-row table:style-name="ro54">
          <table:table-cell table:style-name="ce27" office:value-type="string">
            <text:p>18.4</text:p>
          </table:table-cell>
          <table:table-cell table:style-name="ce54" office:value-type="string">
            <text:p>Иные судебные издержки (общая юрисдикция)</text:p>
          </table:table-cell>
          <table:table-cell table:style-name="ce60"/>
          <table:table-cell table:style-name="ce66"/>
          <table:table-cell table:style-name="ce73"/>
          <table:table-cell table:style-name="ce79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73"/>
          <table:table-cell table:style-name="ce79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number-columns-repeated="992"/>
        </table:table-row>
        <table:table-row table:style-name="ro55">
          <table:table-cell table:style-name="ce28" office:value-type="string" table:number-columns-spanned="32" table:number-rows-spanned="1">
            <text:p>Управляющий Отделением ПФР/Начальник структурного подразделения Исполнительной дирекции ПФР <text:s text:c="79"/>_____________(подпись) Ф.И.О. <text:s text:c="72"/></text:p>
          </table:table-cell>
          <table:covered-table-cell table:number-columns-repeated="31" table:style-name="ce55"/>
          <table:table-cell table:number-columns-repeated="992"/>
        </table:table-row>
        <table:table-row table:style-name="ro56">
          <table:table-cell table:number-columns-repeated="1024"/>
        </table:table-row>
        <table:table-row table:style-name="ro7">
          <table:table-cell table:style-name="ce30"/>
          <table:table-cell table:style-name="ce56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style-name="ce63"/>
          <table:table-cell table:style-name="ce70"/>
          <table:table-cell table:number-columns-repeated="992"/>
        </table:table-row>
        <table:table-row table:style-name="ro7">
          <table:table-cell table:style-name="ce31" office:value-type="string" table:number-columns-spanned="32" table:number-rows-spanned="1">
            <text:p>Исполнитель: ФИО ____________________________________, тел. ___________________________________</text:p>
          </table:table-cell>
          <table:covered-table-cell table:number-columns-repeated="31" table:style-name="ce57"/>
          <table:table-cell table:number-columns-repeated="992"/>
        </table:table-row>
        <table:table-row table:style-name="ro57" table:number-rows-repeated="1048499">
          <table:table-cell table:number-columns-repeated="1024"/>
        </table:table-row>
        <table:table-row table:style-name="ro5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integer-digits="1" number:grouping="true"/>
      <number:text>    </number:text>
    </number:number-style>
    <number:number-style style:name="N107P1" style:volatile="true">
      <number:text>-</number:text>
      <number:number number:decimal-places="2" number:min-integer-digits="1" number:grouping="true"/>
      <number:text>    </number:text>
    </number:number-style>
    <number:number-style style:name="N107P2" style:volatile="true">
      <number:text> -</number:text>
      <number:number number: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000" number:language="ru" number:country="RU">
      <number:number number:min-integer-digits="1"/>
    </number:number-style>
    <number:number-style style:name="N106">
      <number:number number:decimal-places="1" number:min-integer-digits="1"/>
    </number:number-style>
    <number:date-style style:name="N108P0" style:volatile="true">
      <number:day/>
      <number:text>.</number:text>
      <number:month/>
    </number:date-style>
    <number:text-style style:name="N108">
      <number:text-content/>
      <style:map style:condition="value()&gt;=0" style:apply-style-name="N108P0"/>
    </number:text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2" style:display-name="Обычный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Финансовый_20_2" style:display-name="Финансовый 2" style:family="table-cell" style:parent-style-name="Excel_20_Built-in_20_Normal" style:data-style-name="N107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.499cm" fo:margin-right="1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8.05.2020</text:date>, <text:time>13:31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ИТОГ" style:display-name="PageStyle_ИТОГ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4" meta:object-count="0"/>
    <meta:generator>OpenOffice/4.1.3$Win32 OpenOffice.org_project/413m1$Build-9783</meta:generator>
  </office:meta>
</office:document-meta>
</file>